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34in" text:min-label-width="0.25in" text:list-level-position-and-space-mode="label-alignment">
          <style:list-level-label-alignment text:label-followed-by="listtab" fo:margin-left="0.284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34in" text:min-label-width="0.25in" text:list-level-position-and-space-mode="label-alignment">
          <style:list-level-label-alignment text:label-followed-by="listtab" fo:margin-left="0.784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4in" text:min-label-width="0.25in" text:list-level-position-and-space-mode="label-alignment">
          <style:list-level-label-alignment text:label-followed-by="listtab" fo:margin-left="1.284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9993in" text:min-label-width="0.25in" text:list-level-position-and-space-mode="label-alignment">
          <style:list-level-label-alignment text:label-followed-by="listtab" fo:margin-left="1.249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7152in" text:min-label-width="0.25in" text:list-level-position-and-space-mode="label-alignment">
          <style:list-level-label-alignment text:label-followed-by="listtab" fo:margin-left="1.965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152in" text:min-label-width="0.25in" text:list-level-position-and-space-mode="label-alignment">
          <style:list-level-label-alignment text:label-followed-by="listtab" fo:margin-left="2.465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152in" text:min-label-width="0.25in" text:list-level-position-and-space-mode="label-alignment">
          <style:list-level-label-alignment text:label-followed-by="listtab" fo:margin-left="2.965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152in" text:min-label-width="0.25in" text:list-level-position-and-space-mode="label-alignment">
          <style:list-level-label-alignment text:label-followed-by="listtab" fo:margin-left="3.465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152in" text:min-label-width="0.25in" text:list-level-position-and-space-mode="label-alignment">
          <style:list-level-label-alignment text:label-followed-by="listtab" fo:margin-left="3.965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152in" text:min-label-width="0.25in" text:list-level-position-and-space-mode="label-alignment">
          <style:list-level-label-alignment text:label-followed-by="listtab" fo:margin-left="4.465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152in" text:min-label-width="0.25in" text:list-level-position-and-space-mode="label-alignment">
          <style:list-level-label-alignment text:label-followed-by="listtab" fo:margin-left="4.965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152in" text:min-label-width="0.25in" text:list-level-position-and-space-mode="label-alignment">
          <style:list-level-label-alignment text:label-followed-by="listtab" fo:margin-left="5.465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B0F0"/>
    </style:style>
    <style:style style:name="T3" style:parent-style-name="DefaultParagraphFont" style:family="text">
      <style:text-properties fo:font-weight="bold" style:font-weight-asian="bold" style:font-weight-complex="bold" fo:color="#00B0F0"/>
    </style:style>
    <style:style style:name="P4" style:parent-style-name="Normal" style:family="paragraph">
      <style:text-properties fo:font-weight="bold" style:font-weight-asian="bold" style:font-weight-complex="bold" fo:color="#00B0F0"/>
    </style:style>
    <style:style style:name="P5" style:parent-style-name="Normal" style:family="paragraph">
      <style:text-properties fo:font-weight="bold" style:font-weight-asian="bold" style:font-weight-complex="bold" fo:color="#00B0F0"/>
    </style:style>
    <style:style style:name="P6" style:parent-style-name="Normal" style:family="paragraph">
      <style:text-properties fo:font-weight="bold" style:font-weight-asian="bold" style:font-weight-complex="bold" fo:color="#00B0F0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P21" style:parent-style-name="ListParagraph" style:list-style-name="LFO2" style:family="paragraph"/>
    <style:style style:name="P22" style:parent-style-name="ListParagraph" style:list-style-name="LFO2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margin-left="0.9652in">
        <style:tab-stops/>
      </style:paragraph-properties>
    </style:style>
    <style:style style:name="T35" style:parent-style-name="DefaultParagraphFont" style:family="text">
      <style:text-properties style:font-name="Wingdings" style:font-name-asian="Wingdings" style:font-name-complex="Wingdings"/>
    </style:style>
    <style:style style:name="P36" style:parent-style-name="ListParagraph" style:list-style-name="LFO3" style:family="paragraph"/>
    <style:style style:name="T37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 text:c="15"/><text:s text:c="7"/></text:p>
      <text:p text:style-name="Normal"><text:s text:c="2"/></text:p>
      <text:p text:style-name="Normal"><text:s text:c="10"/><text:s text:c="51"/><text:s text:c="3"/></text:p>
      <text:p text:style-name="Normal"/>
      <text:p text:style-name="Normal"/>
      <text:p text:style-name="Normal"><text:s text:c="51"/><text:s text:c="9"/><text:s text:c="2"/><text:s/><text:s/><text:span text:style-name="T2">MACHINE LEARNING PROJEC</text:span><text:span text:style-name="T3">T</text:span></text:p>
      <text:p text:style-name="P4"><text:s text:c="64"/><text:s/></text:p>
      <text:p text:style-name="P5"><text:s text:c="2"/></text:p>
      <text:p text:style-name="P6"><text:s text:c="2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MACHINE LEARNING PROJECT<text:s/></text:p>
      <text:p text:style-name="Normal"/>
      <text:p text:style-name="Normal">Abstract<text:s/></text:p>
      <text:p text:style-name="Normal"/>
      <text:p text:style-name="Normal">In this project, we were asked to experiment with a real world dataset, and to explore how<text:s/></text:p>
      <text:p text:style-name="Normal"/>
      <text:p text:style-name="Normal">Machine learning algorithms can be used to find the patterns in data. We were expected to gain<text:s/></text:p>
      <text:p text:style-name="Normal"/>
      <text:p text:style-name="Normal">Experience using a common data-mining and machine learning library, Weka, and were expected<text:s/></text:p>
      <text:p text:style-name="Normal"/>
      <text:p text:style-name="Normal">To submit a report about the dataset and the algorithms used. After performing the required tasks<text:s/></text:p>
      <text:p text:style-name="Normal"/>
      <text:p text:style-name="Normal">On a dataset of my choice, herein lies my final report.<text:s/></text:p>
      <text:p text:style-name="Normal"/>
      <text:p text:style-name="Normal">Keywords: Machine Learning, Pattern Recognition, Classification, Supervised learning,</text:p>
      <text:p text:style-name="Normal"/>
      <text:p text:style-name="Normal">Artificial intelligenc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MACHINE LEARNING PROJECT<text:s/></text:p>
      <text:p text:style-name="Normal"/>
      <text:p text:style-name="Normal">Introduction:<text:s/></text:p>
      <text:p text:style-name="Normal"/>
      <text:p text:style-name="Normal">Machine learning is a sub-domain of computer science which evolved from the study of<text:s/></text:p>
      <text:p text:style-name="Normal"/>
      <text:p text:style-name="Normal">Pattern recognition in data, and also from the computational learning theory in artificial<text:s/></text:p>
      <text:p text:style-name="Normal"/>
      <text:p text:style-name="Normal">Intelligence. It is the first-class ticket to most interesting careers in data analytics today[1]. As<text:s/></text:p>
      <text:p text:style-name="Normal"/>
      <text:p text:style-name="Normal">Data sources proliferate along with the computing power to process them, going straight to the<text:s/></text:p>
      <text:p text:style-name="Normal"/>
      <text:p text:style-name="Normal">Data is one of the most straightforward ways to quickly gain insights and make predictions.<text:s/></text:p>
      <text:p text:style-name="Normal"/>
      <text:p text:style-name="Normal">Machine Learning can be thought of as the study of a list of sub-problems, viz: decision<text:s/></text:p>
      <text:p text:style-name="Normal"/>
      <text:p text:style-name="Normal">Making, clustering, classification, forecasting, deep-learning, inductive logic programming,<text:s/></text:p>
      <text:p text:style-name="Normal"/>
      <text:p text:style-name="Normal">Support vector machines, reinforcement learning, similarity and metric learning, genetic<text:s/></text:p>
      <text:p text:style-name="Normal"/>
      <text:p text:style-name="Normal">Algorithms, sparse dictionary learning, etc. Supervised learning, or classification is the machine<text:s/></text:p>
      <text:p text:style-name="Normal"/>
      <text:p text:style-name="Normal">Learning task of inferring a function from a labeled data [2]. In Supervised learning, we have a<text:s/></text:p>
      <text:p text:style-name="Normal"/>
      <text:p text:style-name="Normal">Training set, and a test set. The training and test set consists of a set of examples consisting of<text:s/></text:p>
      <text:p text:style-name="Normal"/>
      <text:p text:style-name="Normal">Input and output vectors, and the goal of the supervised learning algorithm is to infer a function<text:s/></text:p>
      <text:p text:style-name="Normal"/>
      <text:p text:style-name="Normal">that maps the input vector to the output vector with minimal error. In an optimal scenario, a<text:s/></text:p>
      <text:p text:style-name="Normal"/>
      <text:p text:style-name="Normal">Model trained on a set of examples will classify an unseen example in a correct fashion, which<text:s/></text:p>
      <text:p text:style-name="Normal"/>
      <text:p text:style-name="Normal">Requires the model to generalize from the training set in a reasonable way. In layman’s terms,<text:s/></text:p>
      <text:p text:style-name="Normal"/>
      <text:p text:style-name="Normal">Supervised learning can be termed as the process of concept learning, where a brain is exposed to<text:s/></text:p>
      <text:p text:style-name="Normal"/>
      <text:p text:style-name="Normal">A set of inputs and result vectors and the brain learns the concept that relates said inputs to<text:s/></text:p>
      <text:p text:style-name="Normal"/>
      <text:p text:style-name="Normal">Outputs. A wide array of supervised machine learning algorithms are available to the machine<text:s/></text:p>
      <text:p text:style-name="Normal"/>
      <text:p text:style-name="Normal">Learning enthusiast, for example Neural Networks, Decision Trees, Support Vector Machines,<text:s/></text:p>
      <text:p text:style-name="Normal"/>
      <text:p text:style-name="Normal">Random Forest, Naïve Bayes Classifier, Bayes Net, Majority Classifier[4,7,8,9] etc., and they</text:p>
      <text:p text:style-name="Normal"/>
      <text:p text:style-name="Normal">each have their own merits and demerits. There is no single algorithm that works for all cases, as<text:s/></text:p>
      <text:p text:style-name="Normal"/>
      <text:p text:style-name="Normal">Merited by the No free lunch theorem [3]. In this project, we try and find patterns in a dataset [2],<text:s/></text:p>
      <text:p text:style-name="Normal"/>
      <text:p text:style-name="Normal">Which is a sample of males in a heart-disease high risk region of South Africa, and attempt to<text:s/></text:p>
      <text:p text:style-name="Normal"/>
      <text:p text:style-name="Normal">Throw various intelligently-picked algorithms at the data, and see what sticks.<text:s/></text:p>
      <text:p text:style-name="Normal"/>
      <text:p text:style-name="Normal">Problems and Issues in Supervised learning:<text:s/></text:p>
      <text:p text:style-name="Normal"/>
      <text:p text:style-name="Normal">Before we get started, we must know about how to pick a good machine learning<text:s/></text:p>
      <text:p text:style-name="Normal"/>
      <text:p text:style-name="Normal">Algorithm for the given dataset. To intelligently pick an algorithm to use for a supervised learning<text:s/></text:p>
      <text:p text:style-name="Normal"/>
      <text:p text:style-name="Normal">Task, we must consider the following factors [4]:<text:s/></text:p>
      <text:p text:style-name="Normal"/>
      <text:list text:style-name="LFO1" text:continue-numbering="true">
        <text:list-item>
          <text:p text:style-name="P7">Heterogeneity of Data:<text:s/></text:p>
        </text:list-item>
      </text:list>
      <text:p text:style-name="Normal"/>
      <text:p text:style-name="Normal">Many algorithms like neural networks and support vector machines like their<text:s/></text:p>
      <text:p text:style-name="Normal"/>
      <text:p text:style-name="Normal">Feature vectors to be homogeneous numeric and normalized. The algorithms that<text:s/></text:p>
      <text:p text:style-name="Normal"/>
      <text:p text:style-name="Normal">Employ distance metrics are very sensitive to this, and hence if the data is<text:s/></text:p>
      <text:p text:style-name="Normal"/>
      <text:p text:style-name="Normal">Heterogeneous, these methods should be the afterthought. Decision Trees can handle<text:s/></text:p>
      <text:p text:style-name="Normal"/>
      <text:p text:style-name="Normal">Heterogeneous data very easily.<text:s/></text:p>
      <text:p text:style-name="Normal"/>
      <text:list text:style-name="LFO1" text:continue-numbering="true">
        <text:list-item>
          <text:p text:style-name="P8">Redundancy of Data:<text:s/></text:p>
        </text:list-item>
      </text:list>
      <text:p text:style-name="Normal"/>
      <text:p text:style-name="Normal">If the data contains redundant information, i.e. contain highly correlated values,<text:s/></text:p>
      <text:p text:style-name="Normal"/>
      <text:p text:style-name="Normal">Then it’s useless to use distance based methods because of numerical instability. In<text:s/></text:p>
      <text:p text:style-name="Normal"/>
      <text:p text:style-name="Normal">This case, some sort of Regularization can be employed to the data to prevent this<text:s/></text:p>
      <text:p text:style-name="Normal"/>
      <text:p text:style-name="Normal">Situation.<text:s/></text:p>
      <text:p text:style-name="Normal"/>
      <text:list text:style-name="LFO1" text:continue-numbering="true">
        <text:list-item>
          <text:p text:style-name="P9">Dependent Features:<text:s/></text:p>
        </text:list-item>
      </text:list>
      <text:p text:style-name="Normal"/>
      <text:p text:style-name="Normal">If there is some dependence between the feature vectors, then algorithms that<text:s/></text:p>
      <text:p text:style-name="Normal"/>
      <text:p text:style-name="Normal">Monitor complex interactions like Neural Networks and Decision Trees fare better</text:p>
      <text:p text:style-name="Normal"/>
      <text:p text:style-name="Normal">Than other algorithms.</text:p>
      <text:p text:style-name="Normal"/>
      <text:list text:style-name="LFO1" text:continue-numbering="true">
        <text:list-item>
          <text:p text:style-name="P10">Bias-Variance Tradeoff:<text:s/></text:p>
        </text:list-item>
      </text:list>
      <text:p text:style-name="Normal"/>
      <text:p text:style-name="Normal">A learning algorithm is biased for a particular input x if, when trained on each of<text:s/></text:p>
      <text:p text:style-name="Normal"/>
      <text:p text:style-name="Normal">These data sets, it is systematically incorrect when predicting the correct output for x,<text:s/></text:p>
      <text:p text:style-name="Normal"/>
      <text:p text:style-name="Normal">Whereas a learning algorithm has high variance for a particular input x if it predicts<text:s/></text:p>
      <text:p text:style-name="Normal"/>
      <text:p text:style-name="Normal">Different output values when trained on different training sets. The prediction error of<text:s/></text:p>
      <text:p text:style-name="Normal"/>
      <text:p text:style-name="Normal">A learned classifier can be related to the sum of bias and variance of the learning<text:s/></text:p>
      <text:p text:style-name="Normal"/>
      <text:p text:style-name="Normal">Algorithm, and neither can be high as they will make the prediction error to be high. A<text:s/></text:p>
      <text:p text:style-name="Normal"/>
      <text:p text:style-name="Normal">Key feature of machine learning algorithms is that they are able to tune the balance<text:s/></text:p>
      <text:p text:style-name="Normal"/>
      <text:p text:style-name="Normal">Between bias and variance automatically, or by manual tuning using bias parameters,<text:s/></text:p>
      <text:p text:style-name="Normal"/>
      <text:p text:style-name="Normal">And using such algorithms will resolve this situation.<text:s/></text:p>
      <text:p text:style-name="Normal"/>
      <text:list text:style-name="LFO1" text:continue-numbering="true">
        <text:list-item>
          <text:p text:style-name="P11">Curse of Dimensionality:<text:s/></text:p>
        </text:list-item>
      </text:list>
      <text:p text:style-name="Normal"/>
      <text:p text:style-name="Normal">If the problem has an input space that has a large number of dimensions, and the<text:s/></text:p>
      <text:p text:style-name="Normal"/>
      <text:p text:style-name="Normal">Problem only depends on a subspace of the input space with small dimensions, the<text:s/></text:p>
      <text:p text:style-name="Normal"/>
      <text:p text:style-name="Normal">Machine learning algorithm can be confused by the huge number of dimensions and<text:s/></text:p>
      <text:p text:style-name="Normal"/>
      <text:p text:style-name="Normal">Hence the variance of the algorithm can be high. In practice, if the data scientist can<text:s/></text:p>
      <text:p text:style-name="Normal"/>
      <text:p text:style-name="Normal">Manually remove irrelevant features from the input data, this is likely to improve the<text:s/></text:p>
      <text:p text:style-name="Normal"/>
      <text:p text:style-name="Normal">Accuracy of the learned function. In addition, there are many algorithms for feature<text:s/></text:p>
      <text:p text:style-name="Normal"/>
      <text:p text:style-name="Normal">Selection that seek to identify the relevant features and discard the irrelevant ones, for<text:s/></text:p>
      <text:p text:style-name="Normal"/>
      <text:p text:style-name="Normal">Instance Principle Component Analysis for unsupervised learning. This reduces the<text:s/></text:p>
      <text:p text:style-name="Normal"/>
      <text:p text:style-name="Normal">Dimensionality.<text:s/></text:p>
      <text:p text:style-name="Normal"/>
      <text:list text:style-name="LFO1" text:continue-numbering="true">
        <text:list-item>
          <text:p text:style-name="P12">Overfitting:<text:s/></text:p>
        </text:list-item>
      </text:list>
      <text:p text:style-name="Normal"/>
      <text:p text:style-name="Normal">The programmer should know that there is a possibility that the output values may<text:s/></text:p>
      <text:p text:style-name="Normal"/>
      <text:p text:style-name="Normal">Constitute of an inherent noise which is the result of human or sensor errors. In this</text:p>
      <text:p text:style-name="Normal"/>
      <text:p text:style-name="Normal">Case, the algorithm must not attempt to infer the function that exactly matches all the<text:s/></text:p>
      <text:p text:style-name="Normal"/>
      <text:p text:style-name="Normal">Data. Being too careful in fitting the data can cause overfitting, after which the model<text:s/></text:p>
      <text:p text:style-name="Normal"/>
      <text:p text:style-name="Normal">Will answer perfectly for all training examples but will have a very high error for<text:s/></text:p>
      <text:p text:style-name="Normal"/>
      <text:p text:style-name="Normal">Unseen samples. A practical way of preventing this is stopping the learning process<text:s/></text:p>
      <text:p text:style-name="Normal"/>
      <text:p text:style-name="Normal">Prematurely, as well as applying filters to the data in the pre-learning phase to remove<text:s/></text:p>
      <text:p text:style-name="Normal"/>
      <text:p text:style-name="Normal">Noises.<text:s/></text:p>
      <text:p text:style-name="Normal"/>
      <text:p text:style-name="Normal">Only after considering all these factors can we pick a supervised learning algorithm that<text:s/></text:p>
      <text:p text:style-name="Normal"/>
      <text:p text:style-name="Normal">Works for the dataset we are working on. For example, if we were working with a dataset<text:s/></text:p>
      <text:p text:style-name="Normal"/>
      <text:p text:style-name="Normal">Consisting of heterogeneous data, then decision trees would fare better than other algorithms. If<text:s/></text:p>
      <text:p text:style-name="Normal"/>
      <text:p text:style-name="Normal">The input space of the dataset we were working on had 1000 dimensions, then it’s better to first<text:s/></text:p>
      <text:p text:style-name="Normal"/>
      <text:p text:style-name="Normal">Perform PCA on the data before using a supervised learning algorithm on it.<text:s/></text:p>
      <text:p text:style-name="Normal"/>
      <text:p text:style-name="Normal">Dataset:<text:s/></text:p>
      <text:p text:style-name="Normal"/>
      <text:p text:style-name="Normal"><text:s/>The dataset used is a sample of males in a heart-disease high-risk region of the Western<text:s/></text:p>
      <text:p text:style-name="Normal"/>
      <text:p text:style-name="Normal">Cape, South Africa. The dataset that was used for this project is a subset of a much larger dataset,<text:s/></text:p>
      <text:p text:style-name="Normal"/>
      <text:p text:style-name="Normal">As described in Rousseauw et al, 1983, South African Medical Journal, and has the following<text:s/></text:p>
      <text:p text:style-name="Normal"/>
      <text:p text:style-name="Normal">Feature vectors:<text:s/></text:p>
      <text:p text:style-name="Normal"/>
      <text:list text:style-name="LFO2" text:continue-numbering="true">
        <text:list-item>
          <text:p text:style-name="P13">Sbp systolic blood pressure<text:s/></text:p>
        </text:list-item>
      </text:list>
      <text:p text:style-name="Normal"/>
      <text:list text:style-name="LFO2" text:continue-numbering="true">
        <text:list-item>
          <text:p text:style-name="P14">Tobacco cumulative tobacco (kg)<text:s/></text:p>
        </text:list-item>
      </text:list>
      <text:p text:style-name="ListParagraph"/>
      <text:p text:style-name="Normal"/>
      <text:list text:style-name="LFO2" text:continue-numbering="true">
        <text:list-item>
          <text:p text:style-name="P15">Ldl low density lipoprotein cholesterol<text:s/></text:p>
        </text:list-item>
      </text:list>
      <text:p text:style-name="Normal"/>
      <text:list text:style-name="LFO2" text:continue-numbering="true">
        <text:list-item>
          <text:p text:style-name="P16">Adiposity this is the amount of fat tissue in the body<text:s/></text:p>
        </text:list-item>
      </text:list>
      <text:p text:style-name="ListParagraph"/>
      <text:p text:style-name="Normal"/>
      <text:list text:style-name="LFO2" text:continue-numbering="true">
        <text:list-item>
          <text:p text:style-name="P17">Famhist family history of heart disease (Present, Absent) (String)<text:s/></text:p>
        </text:list-item>
      </text:list>
      <text:p text:style-name="Normal"/>
      <text:list text:style-name="LFO2" text:continue-numbering="true">
        <text:list-item>
          <text:p text:style-name="P18">Type<text:s/>a<text:s/>type-A<text:s/><text:s/>behaviour<text:s/></text:p>
        </text:list-item>
      </text:list>
      <text:p text:style-name="ListParagraph"/>
      <text:p text:style-name="Normal"/>
      <text:list text:style-name="LFO2" text:continue-numbering="true">
        <text:list-item>
          <text:p text:style-name="P19">Obesity State of being overweight</text:p>
        </text:list-item>
      </text:list>
      <text:p text:style-name="Normal"/>
      <text:list text:style-name="LFO2" text:continue-numbering="true">
        <text:list-item>
          <text:p text:style-name="P20">Alcohol current alcohol consumption<text:s/></text:p>
        </text:list-item>
      </text:list>
      <text:p text:style-name="ListParagraph"/>
      <text:p text:style-name="Normal"/>
      <text:list text:style-name="LFO2" text:continue-numbering="true">
        <text:list-item>
          <text:p text:style-name="P21">Age Age at onset<text:s/></text:p>
        </text:list-item>
      </text:list>
      <text:p text:style-name="Normal"/>
      <text:list text:style-name="LFO2" text:continue-numbering="true">
        <text:list-item>
          <text:p text:style-name="P22">Chd coronary heart disease (Class Label of the Dataset)<text:s/></text:p>
        </text:list-item>
      </text:list>
      <text:p text:style-name="ListParagraph"/>
      <text:p text:style-name="Normal"/>
      <text:p text:style-name="Normal">In the dataset, there are 462 example vectors. Expert Systems have been used in the field<text:s/></text:p>
      <text:p text:style-name="Normal"/>
      <text:p text:style-name="Normal">Of medical science to assist the doctors in making certain diagnoses, and this can help save lives.<text:s/></text:p>
      <text:p text:style-name="Normal"/>
      <text:p text:style-name="Normal">Coronary Heart Disease is a disease where a waxy substance builds up inside the coronary<text:s/></text:p>
      <text:p text:style-name="Normal"/>
      <text:p text:style-name="Normal">Arteries, and hence this may lead to heart attack, and even death. When diagnosed and treated,<text:s/></text:p>
      <text:p text:style-name="Normal"/>
      <text:p text:style-name="Normal">The treatment can go a long way in helping the patient. This classification task is important<text:s/></text:p>
      <text:p text:style-name="Normal"/>
      <text:p text:style-name="Normal">Because the expert system, when correctly generalized, can tell the doctor which patient may<text:s/></text:p>
      <text:p text:style-name="Normal"/>
      <text:p text:style-name="Normal">Have the disease, and the doctor can take a look at that case in more detail. Moreover, if the<text:s/></text:p>
      <text:p text:style-name="Normal"/>
      <text:p text:style-name="Normal">Doctor makes a slip, i.e. misdiagnoses someone, the expert system can help rectify his mistake. It<text:s/></text:p>
      <text:p text:style-name="Normal"/>
      <text:p text:style-name="Normal">Results in two doctors, one of them virtual, instead of one doctor diagnosing every case which has<text:s/></text:p>
      <text:p text:style-name="Normal"/>
      <text:p text:style-name="Normal">A greater chance of accuracy and precision.<text:s/></text:p>
      <text:p text:style-name="Normal"/>
      <text:p text:style-name="Normal">First we perform the significance analysis of the 9 feature vectors, to see which vectors<text:s/></text:p>
      <text:p text:style-name="Normal"/>
      <text:p text:style-name="Normal">Have more significance in representing the classes. We used Principal Component<text:s/></text:p>
      <text:p text:style-name="Normal"/>
      <text:p text:style-name="Normal">Analysis[4,7,9] for this purpose and came up with the following results.<text:s/></text:p>
      <text:p text:style-name="Normal"/>
      <text:p text:style-name="Normal">Attribute Evaluator (supervised, Class (nominal): 10 chd):<text:s/></text:p>
      <text:p text:style-name="Normal"/>
      <text:p text:style-name="Normal">Correlation matrix<text:s/></text:p>
      <text:p text:style-name="Normal"/>
      <text:p text:style-name="Normal"><text:s/>1 0.21 0.16 0.36 -0.09 -0.06 0.24 0.14 0.39<text:s/></text:p>
      <text:p text:style-name="Normal"/>
      <text:p text:style-name="Normal"><text:s/>0.21 1 0.16 0.29 -0.09 -0.01 0.12 0.2 0.45<text:s/></text:p>
      <text:p text:style-name="Normal"/>
      <text:p text:style-name="Normal"><text:s/>0.16 0.16 1 0.44 -0.16 0.04 0.33 -0.03 0.31<text:s/></text:p>
      <text:p text:style-name="Normal"/>
      <text:p text:style-name="Normal"><text:s/>0.36 0.29 0.44 1 -0.18 -0.04 0.72 0.1 0.63<text:s/></text:p>
      <text:p text:style-name="Normal"/>
      <text:p text:style-name="Normal"><text:s/>-0.09 -0.09 -0.16 -0.18 1 -0.04 -0.12 -0.08 -0.24</text:p>
      <text:p text:style-name="Normal"/>
      <text:p text:style-name="Normal">-0.06 -0.01 0.04 -0.04 -0.04 1 0.07 0.04 -0.1<text:s/></text:p>
      <text:p text:style-name="Normal"/>
      <text:p text:style-name="Normal"><text:s/>0.24 0.12 0.33 0.72 -0.12 0.07 1 0.05 0.29<text:s/></text:p>
      <text:p text:style-name="Normal"/>
      <text:p text:style-name="Normal"><text:s/>0.14 0.2 -0.03 0.1 -0.08 0.04 0.05 1 0.1<text:s/></text:p>
      <text:p text:style-name="Normal"/>
      <text:p text:style-name="Normal"><text:s/>0.39 0.45 0.31 0.63 -0.24 -0.1 0.29 0.1 1<text:s/></text:p>
      <text:p text:style-name="Normal"/>
      <text:p text:style-name="Normal">Ranked attributes:<text:s/></text:p>
      <text:p text:style-name="Normal"/>
      <text:p text:style-name="Normal"><text:s/>0.6795 1 0.516adiposity+0.46 age+0.401obesity+0.334ldl+0.324sbp…<text:s/></text:p>
      <text:p text:style-name="Normal"/>
      <text:p text:style-name="Normal"><text:s/>0.5465 2 0.543alcohol+0.459tobacco-0.392obesity-0.364ldl-0.282typea…<text:s/></text:p>
      <text:p text:style-name="Normal"/>
      <text:p text:style-name="Normal"><text:s/>0.4269 3 -0.792typea-0.459alcohol+0.338famhist+0.135age+0.125sbp…<text:s/></text:p>
      <text:p text:style-name="Normal"/>
      <text:p text:style-name="Normal"><text:s/>0.322 4 -0.833famhist-0.305obesity-0.258alcohol-0.21typea-0.196sbp…<text:s/></text:p>
      <text:p text:style-name="Normal"/>
      <text:p text:style-name="Normal"><text:s/>0.2291 5 0.624tobacco-0.419alcohol+0.321typea+0.305famhist-0.283obesity…<text:s/></text:p>
      <text:p text:style-name="Normal"/>
      <text:p text:style-name="Normal"><text:s/>0.1446 6 0.781sbp-0.379alcohol+0.332typea-0.215ldl-0.174obesity…<text:s/></text:p>
      <text:p text:style-name="Normal"/>
      <text:p text:style-name="Normal"><text:s/>0.0706 7 0.788ldl-0.333obesity+0.277alcohol+0.268sbp-0.196adiposity…<text:s/></text:p>
      <text:p text:style-name="Normal"/>
      <text:p text:style-name="Normal"><text:s/>0.0194 8 0.691age-0.489tobacco-0.339obesity-0.235sbp+0.187famhist…<text:s/></text:p>
      <text:p text:style-name="Normal"/>
      <text:p text:style-name="Normal">Selected attributes: 1,2,3,4,5,6,7,8 : 8<text:s/></text:p>
      <text:p text:style-name="Normal"/>
      <text:p text:style-name="Normal"><text:s/>Here we can see that all factors are important after we do the PCA. The last feature has<text:s/></text:p>
      <text:p text:style-name="Normal"/>
      <text:p text:style-name="Normal">Been deemed unworthy by the PCA implementation in WEKA, which made little sense to us as<text:s/></text:p>
      <text:p text:style-name="Normal"/>
      <text:p text:style-name="Normal">Age is highly correlated to most diseases. We further our investigation by using another attribute<text:s/></text:p>
      <text:p text:style-name="Normal"/>
      <text:p text:style-name="Normal">Selector, the Significance Attribute Evaluator[5,9], on the data to yield.<text:s/></text:p>
      <text:p text:style-name="Normal"/>
      <text:p text:style-name="Normal">Significance feature evaluator<text:s/></text:p>
      <text:p text:style-name="Normal"/>
      <text:p text:style-name="Normal">Ranked attributes:<text:s/></text:p>
      <text:p text:style-name="Normal"/>
      <text:p text:style-name="Normal"><text:s/>0.301 9 age<text:s/></text:p>
      <text:p text:style-name="Normal"/>
      <text:p text:style-name="Normal"><text:s/>0.299 2 tobacco<text:s/></text:p>
      <text:p text:style-name="Normal"/>
      <text:p text:style-name="Normal"><text:s/>0.293 6 type<text:s/>a</text:p>
      <text:p text:style-name="Normal"/>
      <text:p text:style-name="Normal"/>
      <text:p text:style-name="Normal">0.269 5 famhist<text:s/></text:p>
      <text:p text:style-name="Normal"/>
      <text:p text:style-name="Normal"><text:s/>0.242 3 ldl<text:s/></text:p>
      <text:p text:style-name="Normal"/>
      <text:p text:style-name="Normal"><text:s/>0.235 4 adiposity<text:s/></text:p>
      <text:p text:style-name="Normal"/>
      <text:p text:style-name="Normal"><text:s/>0.205 1 sbp<text:s/></text:p>
      <text:p text:style-name="Normal"/>
      <text:p text:style-name="Normal"><text:s/>0 7 obesity<text:s/></text:p>
      <text:p text:style-name="Normal"/>
      <text:p text:style-name="Normal"><text:s/>0 8 alcohol<text:s/></text:p>
      <text:p text:style-name="Normal"/>
      <text:p text:style-name="Normal">Selected attributes: 9,2,6,5,3,4,1,7,8 : 9<text:s/></text:p>
      <text:p text:style-name="Normal"/>
      <text:p text:style-name="Normal">Here, we see that feature 9, i.e. the age of the patient was the most significant factor for<text:s/></text:p>
      <text:p text:style-name="Normal"/>
      <text:p text:style-name="Normal">Classification purposes, and factors 7 and 8, obesity and alcohol consumption were the least<text:s/></text:p>
      <text:p text:style-name="Normal"/>
      <text:p text:style-name="Normal">Significant factors. Through combined results of PCA and SAE, we conclude that all the features<text:s/></text:p>
      <text:p text:style-name="Normal"/>
      <text:p text:style-name="Normal">Are relevant for our purposes. The name of the sample was removed as well. Except for the use<text:s/></text:p>
      <text:p text:style-name="Normal"/>
      <text:p text:style-name="Normal">Of PCA and SAE, no other pre-processing was done on the data.<text:s/></text:p>
      <text:p text:style-name="Normal"/>
      <text:p text:style-name="P23">Baseline Classifier:<text:s/></text:p>
      <text:p text:style-name="Normal"/>
      <text:p text:style-name="Normal"><text:s/>As the baseline classifier, we chose a Naïve Bayesian Network because it is easy to<text:s/></text:p>
      <text:p text:style-name="Normal"/>
      <text:p text:style-name="Normal">Compute, and because the features in the given dataset are all aspects of a person’s physical<text:s/></text:p>
      <text:p text:style-name="Normal"/>
      <text:p text:style-name="Normal">Habits or medical history, and hence can be assumed to be independent of each other, which is<text:s/></text:p>
      <text:p text:style-name="Normal"/>
      <text:p text:style-name="Normal">The primary assumption in Naïve Bayes Classifier[6,8,9]. It is a conditional probability model:<text:s/></text:p>
      <text:p text:style-name="Normal"/>
      <text:p text:style-name="Normal">given a problem instance to be classified, represented by a vector<text:s/><text:span text:style-name="T24">X=(</text:span><text:span text:style-name="T25">X</text:span><text:span text:style-name="T26">1,......</text:span><text:span text:style-name="T27">,Xn)</text:span><text:s/>representing<text:s/></text:p>
      <text:p text:style-name="Normal"/>
      <text:p text:style-name="Normal">Some n features (independent variables), it assigns to this instance probabilities<text:s/><text:span text:style-name="T28">P(</text:span><text:span text:style-name="T29">Ck</text:span><text:span text:style-name="T30">/</text:span><text:span text:style-name="T31">Xi,……,Xn</text:span><text:span text:style-name="T32">)</text:span></text:p>
      <text:p text:style-name="Normal">for each of<text:s/><text:span text:style-name="T33">K<text:s/></text:span>possible outcomes or classes. The problem with the above formulation is that if the<text:s/></text:p>
      <text:p text:style-name="Normal"/>
      <text:p text:style-name="Normal">Number of features n is large or if a feature can take on a large number of values, then basing</text:p>
      <text:p text:style-name="Normal"/>
      <text:p text:style-name="Normal">Such a model on probability tables is infeasible. We therefore reformulate the model to make it<text:s/></text:p>
      <text:p text:style-name="Normal"/>
      <text:p text:style-name="Normal">More tractable. Using Bayes’ theorem, the conditional probability can be decomposed as:</text:p>
      <text:p text:style-name="Normal"/>
      <text:p text:style-name="P34">p(Ck|X)=(p(Ck)p(X|Ck))/p(x)</text:p>
      <text:p text:style-name="Normal"><text:s text:c="27"/></text:p>
      <text:p text:style-name="Normal">So, assuming that<text:s/>p(Xi|Xi+1,……,Xn,Ck)=p(Xi|Ck)<text:s/>for I = 1, ….. n-1. So, under the<text:s/></text:p>
      <text:p text:style-name="Normal"/>
      <text:p text:style-name="Normal">Independence assumptions, we can say that<text:s/></text:p>
      <text:p text:style-name="Normal"><text:s text:c="10"/></text:p>
      <text:p text:style-name="Normal"><text:s text:c="38"/>P(Ck|Xi,…..,Xn)=1/Z(p(Ck)π^ip(Xi|Ck))</text:p>
      <text:p text:style-name="Normal"/>
      <text:p text:style-name="Normal">Where, the evidenceZ=p(x)<text:s/>is a scaling factor dependent only on , that is, a constant<text:s/></text:p>
      <text:p text:style-name="Normal"/>
      <text:p text:style-name="Normal">If the values of the feature variables are known.<text:s/></text:p>
      <text:p text:style-name="Normal"/>
      <text:p text:style-name="Normal"><text:s/>Until now, we have derived an independent feature model. In Naïve Bayes classifier, we<text:s/></text:p>
      <text:p text:style-name="Normal"/>
      <text:p text:style-name="Normal">Combine this model with a decision rule, and one of the common rules is to pick which<text:s/></text:p>
      <text:p text:style-name="Normal"/>
      <text:p text:style-name="Normal">Hypothesis is the most probable. The corresponding classifier, a Bayes classifier, is the function<text:s/></text:p>
      <text:p text:style-name="Normal"/>
      <text:p text:style-name="Normal">That assigns a class label<text:s/>y^=Ck<text:s/>for some k as follows:<text:s/></text:p>
      <text:p text:style-name="Normal"/>
      <text:p text:style-name="Normal"><text:s text:c="18"/><text:s/>Y^=<text:s/>argmax<text:s/>p(Ck)π p(Xi|Ck).</text:p>
      <text:p text:style-name="Normal"/>
      <text:p text:style-name="Normal"><text:s/>The Naïve Bayes network is already implemented in the Machine Learning library<text:s/></text:p>
      <text:p text:style-name="Normal"/>
      <text:p text:style-name="Normal">WEKA[5,9]. This was used on the aforementioned dataset, which led to the following output:<text:s/></text:p>
      <text:p text:style-name="Normal"/>
      <text:p text:style-name="Normal">=== Classifier model (full training set) ===</text:p>
      <text:p text:style-name="Normal"/>
      <text:p text:style-name="Normal"/>
      <text:p text:style-name="Normal"/>
      <text:p text:style-name="Normal">Naïve Bayes Classifier</text:p>
      <text:p text:style-name="Normal"/>
      <text:p text:style-name="Normal"/>
      <text:p text:style-name="Normal"><text:s/><text:s text:c="38"/>Class<text:s/></text:p>
      <text:p text:style-name="Normal"/>
      <text:p text:style-name="Normal">Attribute 0 1<text:s/></text:p>
      <text:p text:style-name="Normal"/>
      <text:p text:style-name="Normal"><text:s/>(0.65) (0.35)<text:s/></text:p>
      <text:p text:style-name="Normal"/>
      <text:p text:style-name="Normal">=================================<text:s/></text:p>
      <text:p text:style-name="Normal"/>
      <text:p text:style-name="Normal">Sbp<text:s/></text:p>
      <text:p text:style-name="Normal"/>
      <text:p text:style-name="Normal"><text:s/>Mean 135.6278 143.8165<text:s/></text:p>
      <text:p text:style-name="Normal"/>
      <text:p text:style-name="Normal"><text:s/>Std. dev. 17.8582 23.5657<text:s/></text:p>
      <text:p text:style-name="Normal"/>
      <text:p text:style-name="Normal"><text:s/>Weight sum 302 160<text:s/></text:p>
      <text:p text:style-name="Normal"/>
      <text:p text:style-name="Normal"><text:s/>Precision 1.918 1.918<text:s/></text:p>
      <text:p text:style-name="Normal"/>
      <text:p text:style-name="Normal">Tobacco<text:s/></text:p>
      <text:p text:style-name="Normal"/>
      <text:p text:style-name="Normal"><text:s/>Mean 2.6347 5.5268<text:s/></text:p>
      <text:p text:style-name="Normal"/>
      <text:p text:style-name="Normal"><text:s/>Std. dev. 3.6078 5.551<text:s/></text:p>
      <text:p text:style-name="Normal"/>
      <text:p text:style-name="Normal"><text:s/>Weight sum 302 160<text:s/></text:p>
      <text:p text:style-name="Normal"/>
      <text:p text:style-name="Normal"><text:s/>Precision 0.1465 0.1465<text:s/></text:p>
      <text:p text:style-name="Normal"/>
      <text:p text:style-name="Normal">Ldl<text:s/></text:p>
      <text:p text:style-name="Normal"/>
      <text:p text:style-name="Normal"><text:s/>Mean 4.3436 5.489<text:s/></text:p>
      <text:p text:style-name="Normal"/>
      <text:p text:style-name="Normal"><text:s/>Std. dev. 1.867 2.2194<text:s/></text:p>
      <text:p text:style-name="Normal"/>
      <text:p text:style-name="Normal"><text:s/>Weight sum 302 160<text:s/></text:p>
      <text:p text:style-name="Normal"/>
      <text:p text:style-name="Normal"><text:s/>Precision 0.0438 0.0438<text:s/></text:p>
      <text:p text:style-name="Normal"/>
      <text:p text:style-name="Normal">Adiposity</text:p>
      <text:p text:style-name="Normal"/>
      <text:p text:style-name="Normal">Mean 23.9695 28.1196<text:s/></text:p>
      <text:p text:style-name="Normal"/>
      <text:p text:style-name="Normal"><text:s/>Std. dev. 7.7602 7.0393<text:s/></text:p>
      <text:p text:style-name="Normal"/>
      <text:p text:style-name="Normal"><text:s/>Weight sum 302 160<text:s/></text:p>
      <text:p text:style-name="Normal"/>
      <text:p text:style-name="Normal"><text:s/>Precision 0.0878 0.0878<text:s/></text:p>
      <text:p text:style-name="Normal"/>
      <text:p text:style-name="Normal">Famhist<text:s/></text:p>
      <text:p text:style-name="Normal"/>
      <text:p text:style-name="Normal"><text:s/>Present 97.0 97.0<text:s/></text:p>
      <text:p text:style-name="Normal"/>
      <text:p text:style-name="Normal"><text:s/>Absent 207.0 65.0<text:s/></text:p>
      <text:p text:style-name="Normal"/>
      <text:p text:style-name="Normal"><text:s/>[total] 304.0 162.0<text:s/></text:p>
      <text:p text:style-name="Normal"/>
      <text:p text:style-name="Normal">Typea<text:s/></text:p>
      <text:p text:style-name="Normal"/>
      <text:p text:style-name="Normal"><text:s/>Mean 52.3541 54.4835<text:s/></text:p>
      <text:p text:style-name="Normal"/>
      <text:p text:style-name="Normal"><text:s/>Std. dev. 9.5073 10.2082<text:s/></text:p>
      <text:p text:style-name="Normal"/>
      <text:p text:style-name="Normal"><text:s/>Weight sum 302 160<text:s/></text:p>
      <text:p text:style-name="Normal"/>
      <text:p text:style-name="Normal"><text:s/>Precision 1.2264 1.2264<text:s/></text:p>
      <text:p text:style-name="Normal"/>
      <text:p text:style-name="Normal">Obesity<text:s/></text:p>
      <text:p text:style-name="Normal"/>
      <text:p text:style-name="Normal"><text:s/>Mean 25.7357 26.6251<text:s/></text:p>
      <text:p text:style-name="Normal"/>
      <text:p text:style-name="Normal"><text:s/>Std. dev. 4.0833 4.3755<text:s/></text:p>
      <text:p text:style-name="Normal"/>
      <text:p text:style-name="Normal"><text:s/>Weight sum 302 160<text:s/></text:p>
      <text:p text:style-name="Normal"/>
      <text:p text:style-name="Normal"><text:s/>Precision 0.0799 0.0799<text:s/></text:p>
      <text:p text:style-name="Normal"/>
      <text:p text:style-name="Normal">Alcohol</text:p>
      <text:p text:style-name="Normal"/>
      <text:p text:style-name="Normal">Mean 15.9324 19.1369<text:s/></text:p>
      <text:p text:style-name="Normal"/>
      <text:p text:style-name="Normal"><text:s/>Std. dev. 23.4718 26.0986<text:s/></text:p>
      <text:p text:style-name="Normal"/>
      <text:p text:style-name="Normal"><text:s/>Weight sum 302 160<text:s/></text:p>
      <text:p text:style-name="Normal"/>
      <text:p text:style-name="Normal"><text:s/>Precision 0.5935 0.5935<text:s/></text:p>
      <text:p text:style-name="Normal"/>
      <text:p text:style-name="Normal">Age<text:s/></text:p>
      <text:p text:style-name="Normal"/>
      <text:p text:style-name="Normal"><text:s/>Mean 38.8627 50.3335<text:s/></text:p>
      <text:p text:style-name="Normal"/>
      <text:p text:style-name="Normal"><text:s/>Std. dev. 14.8623 10.7993<text:s/></text:p>
      <text:p text:style-name="Normal"/>
      <text:p text:style-name="Normal"><text:s/>Weight sum 302 160<text:s/></text:p>
      <text:p text:style-name="Normal"/>
      <text:p text:style-name="Normal"><text:s/>Precision 1.0208 1.0208<text:s/></text:p>
      <text:p text:style-name="Normal"/>
      <text:p text:style-name="Normal">Time taken to build model: 0 seconds<text:s/></text:p>
      <text:p text:style-name="Normal"/>
      <text:p text:style-name="Normal">=== Stratified cross-validation ===<text:s/></text:p>
      <text:p text:style-name="Normal"/>
      <text:p text:style-name="Normal">=== Summary ===<text:s/></text:p>
      <text:p text:style-name="Normal"/>
      <text:p text:style-name="Normal">Correctly Classified Instances 331 71.645 %<text:s/></text:p>
      <text:p text:style-name="Normal"/>
      <text:p text:style-name="Normal">Incorrectly Classified Instances 131 28.355 %<text:s/></text:p>
      <text:p text:style-name="Normal"/>
      <text:p text:style-name="Normal">Kappa statistic 0.3855<text:s/></text:p>
      <text:p text:style-name="Normal"/>
      <text:p text:style-name="Normal">Mean absolute error 0.3238<text:s/></text:p>
      <text:p text:style-name="Normal"/>
      <text:p text:style-name="Normal">Root mean squared error 0.4725<text:s/></text:p>
      <text:p text:style-name="Normal"/>
      <text:p text:style-name="Normal">Relative absolute error 71.4816 %<text:s/></text:p>
      <text:p text:style-name="Normal"/>
      <text:p text:style-name="Normal">Root relative squared error 99.3063 %</text:p>
      <text:p text:style-name="Normal"/>
      <text:p text:style-name="Normal">Coverage of cases (0.95 level) 92.4242 %<text:s/></text:p>
      <text:p text:style-name="Normal"/>
      <text:p text:style-name="Normal">Mean rel. region size (0.95 level) 79.6537 %<text:s/></text:p>
      <text:p text:style-name="Normal"/>
      <text:p text:style-name="Normal">Total Number of Instances 462<text:s/></text:p>
      <text:p text:style-name="Normal"/>
      <text:p text:style-name="Normal">=== Detailed Accuracy By Class ===<text:s/></text:p>
      <text:p text:style-name="Normal"/>
      <text:p text:style-name="Normal"><text:s/>TP Rate FP Rate Precision Recall F-Measure MCC ROC Area PRC Area<text:s/></text:p>
      <text:p text:style-name="Normal"/>
      <text:p text:style-name="Normal">Class<text:s/></text:p>
      <text:p text:style-name="Normal"/>
      <text:p text:style-name="Normal"><text:s/>0.762 0.369 0.796 0.762 0.778 0.386 0.749 0.843 0<text:s/></text:p>
      <text:p text:style-name="Normal"/>
      <text:p text:style-name="Normal"><text:s/>0.631 0.238 0.584 0.631 0.607 0.386 0.749 0.580 1<text:s/></text:p>
      <text:p text:style-name="Normal"/>
      <text:p text:style-name="Normal">Weighted Avg. 0.716 0.324 0.722 0.716 0.719 0.386 0.749 0.752<text:s/></text:p>
      <text:p text:style-name="Normal"/>
      <text:p text:style-name="Normal">=== Confusion Matrix ===<text:s/></text:p>
      <text:p text:style-name="Normal"/>
      <text:p text:style-name="Normal"><text:s/>A b<text:s/><text:span text:style-name="T35"></text:span><text:s/>classified as<text:s/></text:p>
      <text:p text:style-name="Normal"/>
      <text:p text:style-name="Normal"><text:s/>230 72 | a = 0<text:s/></text:p>
      <text:p text:style-name="Normal"/>
      <text:p text:style-name="Normal"><text:s/>59 101 | b = 1<text:s/></text:p>
      <text:p text:style-name="Normal"/>
      <text:p text:style-name="Normal"><text:s/>As we can see that the Naïve Bayes classifier works really well with the given dataset,<text:s/></text:p>
      <text:p text:style-name="Normal"/>
      <text:p text:style-name="Normal">With the True Positive classification rate being 71.6 percent on an average, i.e. this classifier can<text:s/></text:p>
      <text:p text:style-name="Normal"/>
      <text:p text:style-name="Normal">Correctly classify 71.6 percent of all the examples it sees. However, there is still a vast majority<text:s/></text:p>
      <text:p text:style-name="Normal"/>
      <text:p text:style-name="Normal">Of the dataset, i.e. 28.4% which can’t be correctly classified. This means that our expert medical<text:s/></text:p>
      <text:p text:style-name="Normal"/>
      <text:p text:style-name="Normal">Diagnosis system still misdiagnoses one third of its cases, and one third of the patients’ symptoms</text:p>
      <text:p text:style-name="Normal"/>
      <text:p text:style-name="Normal"/>
      <text:p text:style-name="Normal">Who may have the disease are not being scrutinized by the doctor. We will now attempt to<text:s/></text:p>
      <text:p text:style-name="Normal"/>
      <text:p text:style-name="Normal">Improve result by using other more sophisticated classifiers.<text:s/></text:p>
      <text:p text:style-name="Normal"/>
      <text:p text:style-name="Normal">Classifier:<text:s/></text:p>
      <text:p text:style-name="Normal"/>
      <text:p text:style-name="Normal">Since it’s a binary dataset with the class label being either the person has CHD or s/he<text:s/></text:p>
      <text:p text:style-name="Normal"/>
      <text:p text:style-name="Normal">Doesn’t have CHD, and the number of samples is less than 100 times the number of features, the<text:s/></text:p>
      <text:p text:style-name="Normal"/>
      <text:p text:style-name="Normal">Correlation matrix shows us that the correlation between various features is under .5, we believe<text:s/></text:p>
      <text:p text:style-name="Normal"/>
      <text:p text:style-name="Normal">That support vector machines would be a viable classifier in this case. We use the SMO<text:s/></text:p>
      <text:p text:style-name="Normal"/>
      <text:p text:style-name="Normal">(Sequential Minimal Optimization) algorithm to train support vector machines[7,8,9]. We get the<text:s/></text:p>
      <text:p text:style-name="Normal"/>
      <text:p text:style-name="Normal">Following output:<text:s/></text:p>
      <text:p text:style-name="Normal"/>
      <text:p text:style-name="Normal">=== Classifier model (full training set) ===<text:s/></text:p>
      <text:p text:style-name="Normal"/>
      <text:p text:style-name="Normal">SMO<text:s/></text:p>
      <text:p text:style-name="Normal"/>
      <text:p text:style-name="Normal">Kernel used:<text:s/></text:p>
      <text:p text:style-name="Normal"/>
      <text:p text:style-name="Normal"><text:s/>Linear Kernel: K(x,y) = &lt;x,y&gt;<text:s/></text:p>
      <text:p text:style-name="Normal"/>
      <text:p text:style-name="Normal">Classifier for classes: 0, 1<text:s/></text:p>
      <text:p text:style-name="Normal"/>
      <text:p text:style-name="Normal">BinarySMO<text:s/></text:p>
      <text:p text:style-name="Normal"/>
      <text:p text:style-name="Normal">Machine linear: showing attribute weights, not support vectors.<text:s/></text:p>
      <text:p text:style-name="Normal"/>
      <text:p text:style-name="Normal"><text:s/>0.6777 * (normalized) sbp<text:s/></text:p>
      <text:p text:style-name="Normal"/>
      <text:p text:style-name="Normal"><text:s/>+ 1.9084 * (normalized) tobacco<text:s/></text:p>
      <text:p text:style-name="Normal"/>
      <text:p text:style-name="Normal"><text:s/>+ 1.9409 * (normalized) ldl<text:s/></text:p>
      <text:p text:style-name="Normal"/>
      <text:p text:style-name="Normal"><text:s/>+ 0.4788 * (normalized) adiposity<text:s/></text:p>
      <text:p text:style-name="Normal"/>
      <text:p text:style-name="Normal"><text:s/>+ -0.9024 * (normalized) famhist<text:s/></text:p>
      <text:p text:style-name="Normal"/>
      <text:p text:style-name="Normal"><text:s/>+ 1.8101 * (normalized) typea</text:p>
      <text:p text:style-name="Normal">+ -1.3165 * (normalized) obesity<text:s/></text:p>
      <text:p text:style-name="Normal"/>
      <text:p text:style-name="Normal"><text:s/>+ -0.1267 * (normalized) alcohol<text:s/></text:p>
      <text:p text:style-name="Normal"/>
      <text:p text:style-name="Normal"><text:s/>+ 1.3176 * (normalized) age<text:s/></text:p>
      <text:p text:style-name="Normal"/>
      <text:list text:style-name="LFO3" text:continue-numbering="true">
        <text:list-item>
          <text:p text:style-name="P36">2.7267<text:s/></text:p>
        </text:list-item>
      </text:list>
      <text:p text:style-name="Normal"/>
      <text:p text:style-name="Normal">Number of kernel evaluations: 15736 (68.637% cached)<text:s/></text:p>
      <text:p text:style-name="Normal"/>
      <text:p text:style-name="Normal">Time taken to build model: 0.02 seconds<text:s/></text:p>
      <text:p text:style-name="Normal"/>
      <text:p text:style-name="Normal">=== Stratified cross-validation ===<text:s/></text:p>
      <text:p text:style-name="Normal"/>
      <text:p text:style-name="Normal">=== Summary ===<text:s/></text:p>
      <text:p text:style-name="Normal"/>
      <text:p text:style-name="Normal">Correctly Classified Instances 328 70.9957 %<text:s/></text:p>
      <text:p text:style-name="Normal"/>
      <text:p text:style-name="Normal">Incorrectly Classified Instances 134 29.0043 %<text:s/></text:p>
      <text:p text:style-name="Normal"/>
      <text:p text:style-name="Normal">Kappa statistic 0.3319<text:s/></text:p>
      <text:p text:style-name="Normal"/>
      <text:p text:style-name="Normal">Mean absolute error 0.29<text:s/></text:p>
      <text:p text:style-name="Normal"/>
      <text:p text:style-name="Normal">Root mean squared 0.5386<text:s/></text:p>
      <text:p text:style-name="Normal"/>
      <text:p text:style-name="Normal">Relative absolute error 64.028 %<text:s/></text:p>
      <text:p text:style-name="Normal"/>
      <text:p text:style-name="Normal">Root relative squared error 113.1898 %<text:s/></text:p>
      <text:p text:style-name="Normal"/>
      <text:p text:style-name="Normal">Coverage of cases (0.95 level) 70.9957 %<text:s/></text:p>
      <text:p text:style-name="Normal"/>
      <text:p text:style-name="Normal">Mean rel. region size (0.95 level) 50 %<text:s/></text:p>
      <text:p text:style-name="Normal"/>
      <text:p text:style-name="Normal">Total Number of Instances 462</text:p>
      <text:p text:style-name="Normal"/>
      <text:p text:style-name="Normal">=== Detailed Accuracy By Class ===<text:s/></text:p>
      <text:p text:style-name="Normal"/>
      <text:p text:style-name="Normal"><text:s/>TP Rate FP Rate Precision Recall F-Measure MCC ROC Area PRC Area<text:s/></text:p>
      <text:p text:style-name="Normal"/>
      <text:p text:style-name="Normal">Class<text:s/></text:p>
      <text:p text:style-name="Normal"/>
      <text:p text:style-name="Normal"><text:s/>0.825 0.506 0.755 0.825 0.788 0.335 0.659 0.737 0<text:s/></text:p>
      <text:p text:style-name="Normal"/>
      <text:p text:style-name="Normal"><text:s/>0.494 0.175 0.598 0.494 0.541 0.335 0.659 0.471 1<text:s/></text:p>
      <text:p text:style-name="Normal"/>
      <text:p text:style-name="Normal">Weighted Avg. 0.710 0.392 0.700 0.710 0.702 0.335 0.659 0.645<text:s/></text:p>
      <text:p text:style-name="Normal"/>
      <text:p text:style-name="Normal">=== Confusion Matrix ===<text:s/></text:p>
      <text:p text:style-name="Normal"/>
      <text:p text:style-name="Normal"><text:s/>A b<text:s/><text:span text:style-name="T37"></text:span><text:s/>classified as<text:s/></text:p>
      <text:p text:style-name="Normal"/>
      <text:p text:style-name="Normal"><text:s/>249 53 | a = 0<text:s/></text:p>
      <text:p text:style-name="Normal"/>
      <text:p text:style-name="Normal"><text:s/>81 79 | b = 1<text:s/></text:p>
      <text:p text:style-name="Normal"/>
      <text:p text:style-name="Normal">Here, we can see that the said SVM performs better than the Naïve Bayes classifier for<text:s/></text:p>
      <text:p text:style-name="Normal"/>
      <text:p text:style-name="Normal">Class 0, predicting 82.5% of the classes correctly, whereas it performs slightly worse than Naïve<text:s/></text:p>
      <text:p text:style-name="Normal"/>
      <text:p text:style-name="Normal">Bayes for class 1 with 49.4%. On an average, the true positive rate was achieved to be 71% as<text:s/></text:p>
      <text:p text:style-name="Normal"/>
      <text:p text:style-name="Normal">Compared to 71.6% in case of Naïve Bayes. This result is surprising, as we expected SVM to<text:s/></text:p>
      <text:p text:style-name="Normal"/>
      <text:p text:style-name="Normal">Perform better than the Naïve Bayes Classifier for independent non-redundant feature vectors as<text:s/></text:p>
      <text:p text:style-name="Normal"/>
      <text:p text:style-name="Normal">SVM projects low-dimensional sub-space to a higher dimensional subspace where the features<text:s/></text:p>
      <text:p text:style-name="Normal"/>
      <text:p text:style-name="Normal">Are linearly separable. The RMS error for SVM was comparatively higher compared to Naïve<text:s/></text:p>
      <text:p text:style-name="Normal"/>
      <text:p text:style-name="Normal">Bayes by .10 and the kappa statistic of Naïve Bayes was lower than SVM by .05, which shows<text:s/></text:p>
      <text:p text:style-name="Normal"/>
      <text:p text:style-name="Normal">That Naïve Bayes is the better classifier.</text:p>
      <text:p text:style-name="Normal"/>
      <text:p text:style-name="Normal">Curious about why the data was behaving the way it was, we did use other classifiers on<text:s/></text:p>
      <text:p text:style-name="Normal"/>
      <text:p text:style-name="Normal">The said dataset. We used Multilayer Perceptron, Decision Tree (J48) [8,9], Random Forest[8,9]<text:s/></text:p>
      <text:p text:style-name="Normal"/>
      <text:p text:style-name="Normal">With 100 trees, and the only classifier that got close was the J48 with true positive rate of 70.7%.<text:s/></text:p>
      <text:p text:style-name="Normal"/>
      <text:p text:style-name="Normal">Single Multilayered Perceptron [7,8,9] performed poorly with only 63% TPR, and a deep-</text:p>
      <text:p text:style-name="Normal"/>
      <text:p text:style-name="Normal">Learning neural net performed with 65.38% correct classifications. Curious if Lazy learning [8,9]<text:s/></text:p>
      <text:p text:style-name="Normal"/>
      <text:p text:style-name="Normal">Could do any better, we tried it and found that it correctly classified 61.25% of the cases. The<text:s/></text:p>
      <text:p text:style-name="Normal"/>
      <text:p text:style-name="Normal">Only thing we could now think of is that the input space was incomplete, and needed more<text:s/></text:p>
      <text:p text:style-name="Normal"/>
      <text:p text:style-name="Normal">Dimensions for better predictions, and with the given feature vectors,<text:s/></text:p>
      <text:p text:style-name="Normal"/>
      <text:p text:style-name="Normal">Conclusion:<text:s/></text:p>
      <text:p text:style-name="Normal"/>
      <text:p text:style-name="Normal"><text:s/>We conclude that the dataset is not a complete space, and there are still other feature<text:s/></text:p>
      <text:p text:style-name="Normal"/>
      <text:p text:style-name="Normal">Vectors missing from it. What we were attempting to generalize is a subspace of the actual input<text:s/></text:p>
      <text:p text:style-name="Normal"/>
      <text:p text:style-name="Normal">Space, where the other dimensions are not known, and hence none of the classifiers were able to<text:s/></text:p>
      <text:p text:style-name="Normal"/>
      <text:p text:style-name="Normal">Do better than 71.6% (Naïve Bayes). In the future, if similar studies are conducted to generate the<text:s/></text:p>
      <text:p text:style-name="Normal"/>
      <text:p text:style-name="Normal">Dataset used in this report, more feature vectors need to be calculated so that the classifiers can<text:s/></text:p>
      <text:p text:style-name="Normal"/>
      <text:p text:style-name="Normal">Form a better idea of the problem at han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Yu Mincho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Yu Mincho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34in" text:min-label-width="0.25in" text:list-level-position-and-space-mode="label-alignment">
          <style:list-level-label-alignment text:label-followed-by="listtab" fo:margin-left="0.284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34in" text:min-label-width="0.25in" text:list-level-position-and-space-mode="label-alignment">
          <style:list-level-label-alignment text:label-followed-by="listtab" fo:margin-left="0.784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4in" text:min-label-width="0.25in" text:list-level-position-and-space-mode="label-alignment">
          <style:list-level-label-alignment text:label-followed-by="listtab" fo:margin-left="1.284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4in" text:min-label-width="0.25in" text:list-level-position-and-space-mode="label-alignment">
          <style:list-level-label-alignment text:label-followed-by="listtab" fo:margin-left="1.784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4in" text:min-label-width="0.25in" text:list-level-position-and-space-mode="label-alignment">
          <style:list-level-label-alignment text:label-followed-by="listtab" fo:margin-left="2.284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4in" text:min-label-width="0.25in" text:list-level-position-and-space-mode="label-alignment">
          <style:list-level-label-alignment text:label-followed-by="listtab" fo:margin-left="2.78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4in" text:min-label-width="0.25in" text:list-level-position-and-space-mode="label-alignment">
          <style:list-level-label-alignment text:label-followed-by="listtab" fo:margin-left="3.28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4in" text:min-label-width="0.25in" text:list-level-position-and-space-mode="label-alignment">
          <style:list-level-label-alignment text:label-followed-by="listtab" fo:margin-left="3.78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4in" text:min-label-width="0.25in" text:list-level-position-and-space-mode="label-alignment">
          <style:list-level-label-alignment text:label-followed-by="listtab" fo:margin-left="4.284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9993in" text:min-label-width="0.25in" text:list-level-position-and-space-mode="label-alignment">
          <style:list-level-label-alignment text:label-followed-by="listtab" fo:margin-left="1.249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7152in" text:min-label-width="0.25in" text:list-level-position-and-space-mode="label-alignment">
          <style:list-level-label-alignment text:label-followed-by="listtab" fo:margin-left="1.965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152in" text:min-label-width="0.25in" text:list-level-position-and-space-mode="label-alignment">
          <style:list-level-label-alignment text:label-followed-by="listtab" fo:margin-left="2.465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152in" text:min-label-width="0.25in" text:list-level-position-and-space-mode="label-alignment">
          <style:list-level-label-alignment text:label-followed-by="listtab" fo:margin-left="2.965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152in" text:min-label-width="0.25in" text:list-level-position-and-space-mode="label-alignment">
          <style:list-level-label-alignment text:label-followed-by="listtab" fo:margin-left="3.465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152in" text:min-label-width="0.25in" text:list-level-position-and-space-mode="label-alignment">
          <style:list-level-label-alignment text:label-followed-by="listtab" fo:margin-left="3.965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152in" text:min-label-width="0.25in" text:list-level-position-and-space-mode="label-alignment">
          <style:list-level-label-alignment text:label-followed-by="listtab" fo:margin-left="4.465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152in" text:min-label-width="0.25in" text:list-level-position-and-space-mode="label-alignment">
          <style:list-level-label-alignment text:label-followed-by="listtab" fo:margin-left="4.965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152in" text:min-label-width="0.25in" text:list-level-position-and-space-mode="label-alignment">
          <style:list-level-label-alignment text:label-followed-by="listtab" fo:margin-left="5.465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9841562590</meta:initial-creator>
    <dc:creator>919841562590</dc:creator>
    <meta:creation-date>2023-07-11T03:37:00Z</meta:creation-date>
    <dc:date>2023-07-11T03:37:00Z</dc:date>
    <meta:template xlink:href="Normal.dotm" xlink:type="simple"/>
    <meta:editing-cycles>97</meta:editing-cycles>
    <meta:editing-duration>PT3720S</meta:editing-duration>
    <meta:document-statistic meta:page-count="1" meta:paragraph-count="39" meta:word-count="2940" meta:character-count="19662" meta:row-count="139" meta:non-whitespace-character-count="16761"/>
  </office:meta>
</office:document-meta>
</file>